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cm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 style:list-style-name="L1">
      <style:paragraph-properties fo:margin-top="0cm" fo:margin-bottom="0.3cm" fo:text-align="justify" style:justify-single-word="false"/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tato docenti</text:p>
      <text:list xml:id="list1726048988" text:style-name="L1">
        <text:list-header>
          <text:p text:style-name="P2"><text:placeholder text:placeholder-type="text">&lt;setLang('it_IT' or 'en_US')&gt;</text:placeholder>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7-12T07:25:48</dc:date>
    <meta:editing-duration>P3DT23H14M25S</meta:editing-duration>
    <meta:editing-cycles>180</meta:editing-cycles>
    <meta:generator>OpenOffice.org/3.3$Linux OpenOffice.org_project/330m20$Build-9567</meta:generator>
    <dc:creator>Nicola Riolini</dc:creator>
    <meta:document-statistic meta:table-count="0" meta:image-count="0" meta:object-count="0" meta:page-count="1" meta:paragraph-count="3" meta:word-count="9" meta:character-count="56"/>
    <meta:user-defined meta:name="Info 1"/>
    <meta:user-defined meta:name="Info 2"/>
    <meta:user-defined meta:name="Info 3"/>
    <meta:user-defined meta:name="Info 4"/>
  </office:meta>
</office:document-meta>
</file>